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a77e" officeooo:paragraph-rsid="0019a77e"/>
    </style:style>
    <style:style style:name="P2" style:family="paragraph" style:parent-style-name="Standard">
      <style:paragraph-properties fo:text-align="start" style:justify-single-word="false"/>
      <style:text-properties officeooo:rsid="0019a77e" officeooo:paragraph-rsid="0019a77e"/>
    </style:style>
    <style:style style:name="P3" style:family="paragraph" style:parent-style-name="Standard">
      <style:paragraph-properties fo:text-align="center" style:justify-single-word="false"/>
      <style:text-properties fo:font-size="16pt" officeooo:rsid="0019a77e" officeooo:paragraph-rsid="0019a77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rsid="0019bc7f" officeooo:paragraph-rsid="0019bc7f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9bc7f" officeooo:paragraph-rsid="0019bc7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9bc7f" officeooo:paragraph-rsid="0019bc7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9bc7f" officeooo:paragraph-rsid="001e7d2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9bc7f" officeooo:paragraph-rsid="001ea05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ba39b" officeooo:paragraph-rsid="001ba39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c7626" officeooo:paragraph-rsid="001c762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e2e70" officeooo:paragraph-rsid="001e2e7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weight="normal" officeooo:rsid="001e2e70" officeooo:paragraph-rsid="001c7626" style:font-name-asian="Droid Sans Fallback" style:font-weight-asian="normal" style:font-name-complex="FreeSans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3333" fo:font-weight="normal" officeooo:rsid="001e2e70" officeooo:paragraph-rsid="001e2e7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e7d2a" officeooo:paragraph-rsid="001e7d2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9bc7f" officeooo:paragraph-rsid="001ea05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9bc7f" officeooo:paragraph-rsid="00200ca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200ca7" officeooo:paragraph-rsid="00200ca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21ec26" officeooo:paragraph-rsid="0021ec2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bold" officeooo:rsid="001e7d2a" officeooo:paragraph-rsid="001e7d2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19bc7f" officeooo:paragraph-rsid="001e7d2a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a39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3333"/>
    </style:style>
    <style:style style:name="T5" style:family="text">
      <style:text-properties fo:color="#ff3333" officeooo:rsid="001e7d2a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0000ff"/>
    </style:style>
    <style:style style:name="T8" style:family="text">
      <style:text-properties officeooo:rsid="001ba39b"/>
    </style:style>
    <style:style style:name="T9" style:family="text">
      <style:text-properties style:font-name="Liberation Serif1" officeooo:rsid="001ba39b" style:font-name-asian="Liberation Serif1" style:font-name-complex="Liberation Serif1"/>
    </style:style>
    <style:style style:name="T10" style:family="text">
      <style:text-properties style:font-name="Liberation Serif1" fo:font-weight="bold" officeooo:rsid="001ba39b" style:font-name-asian="Liberation Serif1" style:font-weight-asian="bold" style:font-name-complex="Liberation Serif1" style:font-weight-complex="bold"/>
    </style:style>
    <style:style style:name="T11" style:family="text">
      <style:text-properties style:font-name="Liberation Serif" style:font-name-asian="Droid Sans Fallback" style:font-name-complex="FreeSans"/>
    </style:style>
    <style:style style:name="T12" style:family="text">
      <style:text-properties style:font-name="Liberation Serif" officeooo:rsid="001ba39b" style:font-name-asian="Droid Sans Fallback" style:font-name-complex="FreeSans"/>
    </style:style>
    <style:style style:name="T13" style:family="text">
      <style:text-properties style:font-name="Liberation Serif" officeooo:rsid="001c7626" style:font-name-asian="Droid Sans Fallback" style:font-name-complex="FreeSans"/>
    </style:style>
    <style:style style:name="T14" style:family="text">
      <style:text-properties style:font-name="Liberation Serif" officeooo:rsid="001e2e70" style:font-name-asian="Droid Sans Fallback" style:font-name-complex="FreeSans"/>
    </style:style>
    <style:style style:name="T15" style:family="text">
      <style:text-properties style:font-name="Liberation Serif" fo:font-weight="bold" style:font-name-asian="Droid Sans Fallback" style:font-weight-asian="bold" style:font-name-complex="FreeSans" style:font-weight-complex="bold"/>
    </style:style>
    <style:style style:name="T16" style:family="text">
      <style:text-properties style:font-name="Liberation Serif" fo:font-weight="bold" officeooo:rsid="001c7626" style:font-name-asian="Droid Sans Fallback" style:font-weight-asian="bold" style:font-name-complex="FreeSans" style:font-weight-complex="bold"/>
    </style:style>
    <style:style style:name="T17" style:family="text">
      <style:text-properties style:font-name="Liberation Serif" fo:font-weight="bold" officeooo:rsid="001ba39b" style:font-name-asian="Droid Sans Fallback" style:font-weight-asian="bold" style:font-name-complex="FreeSans" style:font-weight-complex="bold"/>
    </style:style>
    <style:style style:name="T18" style:family="text">
      <style:text-properties style:font-name="Liberation Serif" fo:font-weight="bold" officeooo:rsid="001e2e70" style:font-name-asian="Droid Sans Fallback" style:font-weight-asian="bold" style:font-name-complex="FreeSans" style:font-weight-complex="bold"/>
    </style:style>
    <style:style style:name="T19" style:family="text">
      <style:text-properties style:font-name="Liberation Serif" fo:font-style="italic" style:font-name-asian="Droid Sans Fallback" style:font-style-asian="italic" style:font-name-complex="FreeSans" style:font-style-complex="italic"/>
    </style:style>
    <style:style style:name="T20" style:family="text">
      <style:text-properties officeooo:rsid="001c7626"/>
    </style:style>
    <style:style style:name="T21" style:family="text">
      <style:text-properties officeooo:rsid="001e7d2a"/>
    </style:style>
    <style:style style:name="T22" style:family="text">
      <style:text-properties officeooo:rsid="00200ca7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00ca7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00ca7" style:font-style-asian="normal" style:font-style-complex="normal"/>
    </style:style>
    <style:style style:name="T27" style:family="text">
      <style:text-properties fo:font-style="normal" officeooo:rsid="0021ec26" style:font-style-asian="normal" style:font-style-complex="normal"/>
    </style:style>
    <style:style style:name="T28" style:family="text">
      <style:text-properties fo:font-style="normal" officeooo:rsid="00226b65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26b65" style:font-style-asian="normal" style:font-weight-asian="bold" style:font-style-complex="normal" style:font-weight-complex="bold"/>
    </style:style>
    <style:style style:name="T31" style:family="text">
      <style:text-properties officeooo:rsid="00226b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ATION de VNC VIEWER </text:p>
      <text:p text:style-name="P1">sur votre ordinateur « <text:span text:style-name="T20">LINUX »</text:span></text:p>
      <text:p text:style-name="P2"/>
      <text:p text:style-name="P2"/>
      <text:p text:style-name="P4"><text:span text:style-name="T1">VNC</text:span> pour Virtual Network Computing est un <text:span text:style-name="T1">système de pilotage d'ordinateur à distance.</text:span></text:p>
      <text:p text:style-name="P4"/>
      <text:p text:style-name="P4">- Votre pc embarqué Rpi3 est<text:span text:style-name="T1"> l'ordinateur serveur,</text:span> le logiciel <text:span text:style-name="T1">VNC Server</text:span> est déjà installé.</text:p>
      <text:p text:style-name="P4"/>
      <text:p text:style-name="P4">- Votre ordinateur personnel est <text:span text:style-name="T1">l'ordinateur client,</text:span><text:span text:style-name="T3"> il vous faudra installer le logiciel </text:span><text:span text:style-name="T1">VNC Viewer.</text:span></text:p>
      <text:p text:style-name="P4"/>
      <text:p text:style-name="P5"><text:span text:style-name="T1">INSTALLATION de VNC Viewer </text:span>:</text:p>
      <text:p text:style-name="P5"/>
      <text:p text:style-name="P5">1°- Dans un moteur de recherche ⇒ <text:s/><text:span text:style-name="T4">Real VNC</text:span></text:p>
      <text:p text:style-name="P5"/>
      <text:p text:style-name="P6">2°- Cliquer sur <text:span text:style-name="T7">RealVNC | the original and best for remote……</text:span></text:p>
      <text:p text:style-name="P6"/>
      <text:p text:style-name="P6">3°- <text:span text:style-name="T8">Une fenêtre apparaît </text:span><text:span text:style-name="T2">« Connect &amp; take control » </text:span><text:span text:style-name="T8">et 2 possibilités :</text:span></text:p>
      <text:p text:style-name="P6"/>
      <text:p text:style-name="P6">- <text:span text:style-name="T8">Grand écran ( ordi portable ) cliquer sur « </text:span><text:span text:style-name="T2">Download</text:span><text:span text:style-name="T8"> »,</text:span></text:p>
      <text:p text:style-name="P6">- <text:span text:style-name="T8">Petit écran ( eeePC, note book ) cliquer sur «</text:span><text:span text:style-name="T2"> </text:span><text:span text:style-name="T10">≡</text:span><text:span text:style-name="T9"> »</text:span><text:span text:style-name="T12"> <text:s/>puis sur « </text:span><text:span text:style-name="T17">Download</text:span><text:span text:style-name="T12"> »</text:span></text:p>
      <text:p text:style-name="P6"/>
      <text:p text:style-name="P9"><text:span text:style-name="T11">4°- </text:span><text:span text:style-name="T13">Dans la ligne des icônes cliquer au choix sur Windows ou Mac OS x ou</text:span><text:span text:style-name="T16"> Linux</text:span><text:span text:style-name="T13">.</text:span></text:p>
      <text:p text:style-name="P9"/>
      <text:p text:style-name="P10"><text:span text:style-name="T11">5°- Sous </text:span><text:span text:style-name="T15">Download VNC Connect 6.0.0</text:span><text:span text:style-name="T11"> choisir dans le menu déroulant </text:span><text:span text:style-name="T15">DEB x86</text:span><text:span text:style-name="T11"> ou </text:span><text:span text:style-name="T15">DEB x64</text:span></text:p>
      <text:p text:style-name="P10"/>
      <text:p text:style-name="P10"><text:span text:style-name="T11">6°- </text:span><text:span text:style-name="T15">Télécharger</text:span></text:p>
      <text:p text:style-name="P10"/>
      <text:p text:style-name="P10"><text:span text:style-name="T11">7°- Dans votre dossier « Téléchargements » </text:span><text:span text:style-name="T14">⇒ clic droit sur </text:span><text:span text:style-name="T18">VNC-6.0.0-Linux-x86-DEB.tar.gz</text:span></text:p>
      <text:p text:style-name="P10"/>
      <text:p text:style-name="P12"><text:tab/>puis clic sur « Extraire ici »</text:p>
      <text:p text:style-name="P10"><text:span text:style-name="T14"><text:tab/>et ouvrir </text:span><text:span text:style-name="T18">VNC-6.0.0-Linux-x86-DEB</text:span></text:p>
      <text:p text:style-name="P10"/>
      <text:p text:style-name="P11"><text:span text:style-name="T11">8°- 2 fichiers <text:s/>VNC Server et </text:span><text:span text:style-name="T15">VNC Viewer</text:span></text:p>
      <text:p text:style-name="P11"/>
      <text:p text:style-name="P11"><text:span text:style-name="T11"><text:tab/>Ouvrir VNC Viewer avec la </text:span><text:span text:style-name="T15">Logithèque</text:span><text:span text:style-name="T11"> Ubuntu ou G Debi</text:span></text:p>
      <text:p text:style-name="P11"/>
      <text:p text:style-name="P13"><text:span text:style-name="T11">Il est possible qu'il y ait conflit avec le logiciel </text:span><text:span text:style-name="T15">xtightvncviewer</text:span><text:span text:style-name="T11"> qui aurait été préalablement installé. Aller dans le Terminal et taper la ligne de code </text:span><text:span text:style-name="T19">sudo apt-get xtightvncviewer remove.</text:span></text:p>
      <text:p text:style-name="P6"><text:tab/><text:tab/><text:tab/><text:tab/><text:tab/></text:p>
      <text:p text:style-name="P14">9°- Aller dans le menu des applications :</text:p>
      <text:p text:style-name="P7"/>
      <text:p text:style-name="P7"><text:tab/><text:span text:style-name="T21">cliquer sur « Internet »</text:span></text:p>
      <text:p text:style-name="P7"/>
      <text:p text:style-name="P7"><text:tab/><text:span text:style-name="T21">cliquer sur « VNC Viewer »</text:span></text:p>
      <text:p text:style-name="P7"/>
      <text:p text:style-name="P14">Dans la fenêtre VNC Viewer entrer l'adresse IP de votre Raspberry Pi3</text:p>
      <text:p text:style-name="P7"/>
      <text:p text:style-name="P19">RECHERCHE de l' ADRESSE IP du Rpi3 :</text:p>
      <text:p text:style-name="P7"/>
      <text:p text:style-name="P7"><text:span text:style-name="T5">Dans un lieu donné cette adresse va dépendre du réseau wifi et du nombre d'appareils raccordés à ce réseau.</text:span><text:span text:style-name="T6"><text:tab/></text:span></text:p>
      <text:p text:style-name="P7"/>
      <text:p text:style-name="P16"><text:soft-page-break/><text:span text:style-name="T21">1°- Recherche de l'adresse IP du Rpi3 par votre PC :</text:span></text:p>
      <text:p text:style-name="P16"/>
      <text:p text:style-name="P16"><text:tab/>- <text:span text:style-name="T22">Dans le Terminal de votre PC taper la ligne de code </text:span><text:span text:style-name="T24">sudo nmap -sP 192.168.10.0-255</text:span></text:p>
      <text:p text:style-name="P16"><text:span text:style-name="T23"><text:tab/>- </text:span><text:span text:style-name="T26">Relever les différentes adresses</text:span></text:p>
      <text:p text:style-name="P16"/>
      <text:p text:style-name="P17"><text:span text:style-name="T25">2°- Dans </text:span><text:span text:style-name="T27">le menu déroulant des applications :</text:span></text:p>
      <text:p text:style-name="P17"/>
      <text:p text:style-name="P17"><text:span text:style-name="T27"><text:tab/>- Cliquer sur « Internet » <text:s/>dans ce menu :</text:span></text:p>
      <text:p text:style-name="P17"><text:span text:style-name="T27"><text:tab/>- Cliquer sur <text:s/>« VNC Viewver »</text:span></text:p>
      <text:p text:style-name="P17"/>
      <text:p text:style-name="P18"><text:span text:style-name="T25">3°- Dans la fenêtre VNC Viewer :</text:span></text:p>
      <text:p text:style-name="P18"/>
      <text:p text:style-name="P18"><text:span text:style-name="T25"><text:tab/>- Entrer l'une des adresses IP que vous avez relevées précédemment</text:span></text:p>
      <text:p text:style-name="P18"><text:span text:style-name="T25"><text:tab/>- « Enter »</text:span></text:p>
      <text:p text:style-name="P18"/>
      <text:p text:style-name="P18"><text:span text:style-name="T25">On vous demande :</text:span></text:p>
      <text:p text:style-name="P18"/>
      <text:p text:style-name="P18"><text:span text:style-name="T25"><text:tab/>- votre username<text:tab/><text:tab/><text:tab/> taper <text:tab/></text:span><text:span text:style-name="T29">pi</text:span></text:p>
      <text:p text:style-name="P18"><text:span text:style-name="T25"><text:tab/>- votre mot de passe <text:tab/><text:tab/><text:tab/> taper <text:tab/></text:span><text:span text:style-name="T29">raspberrypi</text:span></text:p>
      <text:p text:style-name="P18"/>
      <text:p text:style-name="P18"><text:span text:style-name="T25"><text:tab/>- </text:span><text:span text:style-name="T28">taper </text:span><text:span text:style-name="T30">OK</text:span></text:p>
      <text:p text:style-name="P20"/>
      <text:p text:style-name="P8"/>
      <text:p text:style-name="P8"><text:tab/><text:span text:style-name="T31">On voit apparaître l'écran du Rpi3 sur l'écran de votre PC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6-11-08T10:11:25.997026928</meta:creation-date>
    <dc:date>2016-11-11T16:57:18.508518767</dc:date>
    <dc:creator>papy56 </dc:creator>
    <meta:editing-duration>PT56M51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394" meta:character-count="2167" meta:non-whitespace-character-count="1776"/>
  </office:meta>
</office:document-meta>
</file>